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9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0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4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85" draw:name="Title 1" svg:x="1.55955in" svg:y="0.39608in" svg:width="10in" svg:height="0.89363in" presentation:class="title" presentation:placeholder="false">
          <draw:text-box>
            <text:p text:style-name="a384" text:class-names="" text:cond-style-name=""><text:span text:style-name="a382" text:class-names="">What is change detection</text:span><text:span text:style-name="a383" text:class-names=""/></text:p>
          </draw:text-box>
          <svg:title/>
          <svg:desc/>
        </draw:frame>
        <draw:frame draw:id="id64" draw:style-name="a404" draw:name="TextBox 3" svg:x="0.22346in" svg:y="1.65931in" svg:width="12.66918in" svg:height="5.28444in">
          <draw:text-box>
            <text:p text:style-name="a388" text:class-names="" text:cond-style-name=""><text:span text:style-name="a386" text:class-names=""><text:a xlink:href="https://angular.io/guide/change-detection" text:style-name="" text:visited-style-name="">https://angular.io/guide/change-detection</text:a></text:span><text:span text:style-name="a387" text:class-names=""/></text:p>
            <text:p text:style-name="a390" text:class-names="" text:cond-style-name=""><text:span text:style-name="a389" text:class-names=""/></text:p>
            <text:p text:style-name="a394" text:class-names="" text:cond-style-name=""><text:span text:style-name="a391" text:class-names="">Change detection is the process through which Angular checks to see whether your application state has changed, and if any DOM needs to be updated.</text:span><text:span text:style-name="a392" text:class-names=""> </text:span><text:span text:style-name="a393" text:class-names=""/></text:p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><text:s text:c="1"/>Angular runs its change detection mechanism periodically so that changes to the data model are reflected in an app’s view. </text:span></text:p>
            <text:p text:style-name="a400" text:class-names="" text:cond-style-name=""><text:span text:style-name="a399" text:class-names=""/></text:p>
            <text:p text:style-name="a403" text:class-names="" text:cond-style-name=""><text:span text:style-name="a401" text:class-names="">At a high level, Angular walks your components from top to bottom, looking for changes.</text:span><text:span text:style-name="a402" text:class-names=""/></text:p>
          </draw:text-box>
          <svg:title/>
          <svg:desc/>
        </draw:frame>
      </draw:page>
      <draw:page draw:name="Slide2" draw:style-name="a405" draw:master-page-name="Master1-Layout2-obj-Title-and-Content" presentation:presentation-page-layout-name="Master1-PPL2" draw:id="Slide-257">
        <draw:frame draw:id="id65" presentation:style-name="a449" draw:name="Content Placeholder 2" svg:x="0.84962in" svg:y="1.44097in" svg:width="11.5in" svg:height="4.75868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6" text:class-names="">On every change detection cycle, Angular synchronously:</text:span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3" text:class-names="">Evaluates all template expressions in all components</text:span><text:span text:style-name="a414" text:class-names="">, unless specified otherwise, based on that each component's detection strategy</text:span><text:span text:style-name="a415" text:class-names=""/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/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21" text:class-names="">Executes</text:span><text:span text:style-name="a422" text:class-names=""><text:s text:c="1"/>the </text:span><text:span text:style-name="a423" text:class-names="">ngDoCheck</text:span><text:span text:style-name="a424" text:class-names="">, </text:span><text:span text:style-name="a425" text:class-names="">ngAfterContentChecked</text:span><text:span text:style-name="a426" text:class-names="">, </text:span><text:span text:style-name="a427" text:class-names="">ngAfterViewChecked</text:span><text:span text:style-name="a428" text:class-names="">, and </text:span><text:span text:style-name="a429" text:class-names="">ngOnChanges</text:span><text:span text:style-name="a430" text:class-names=""> </text:span><text:span text:style-name="a431" text:class-names="">lifecycle hooks</text:span><text:span text:style-name="a432" text:class-names="">. 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/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38" text:class-names="">A single slow computation within a template or a lifecycle hook can slow down the entire change detection process</text:span><text:span text:style-name="a439" text:class-names=""><text:s text:c="1"/>because Angular runs the computations sequentially.</text:span><text:span text:style-name="a440" text:class-names=""/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/></text:p>
                  </text:list-item>
                </text:list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</draw:page>
      <draw:page draw:name="Slide3" draw:style-name="a450" draw:master-page-name="Master1-Layout4-twoObj-Two-Content" presentation:presentation-page-layout-name="Master1-PPL4" draw:id="Slide-258">
        <draw:frame draw:id="id66" presentation:style-name="a454" draw:name="Title 10" svg:x="0.78455in" svg:y="0.48061in" svg:width="11.93699in" svg:height="0.82973in" presentation:class="title" presentation:placeholder="false">
          <draw:text-box>
            <text:p text:style-name="a453" text:class-names="" text:cond-style-name=""><text:span text:style-name="a451" text:class-names="">Optimizing slow computations<text:line-break/></text:span><text:span text:style-name="a452" text:class-names=""/></text:p>
          </draw:text-box>
          <svg:title/>
          <svg:desc/>
        </draw:frame>
        <draw:frame draw:id="id67" presentation:style-name="a496" draw:name="Content Placeholder 2" svg:x="0.70325in" svg:y="4.15696in" svg:width="5.88008in" svg:height="3.34012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Minimize computations in lifecycle hooks methods</text:span><text:span text:style-name="a459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@Input() value: number;</text:span></text:p>
              </text:list-item>
            </text:list>
            <text:list text:style-name="a469">
              <text:list-item>
                <text:p text:style-name="a468" text:class-names="" text:cond-style-name=""><text:span text:style-name="a465" text:class-names="">let<text:s text:c="1"/></text:span><text:span text:style-name="a466" text:class-names="">oldValue</text:span><text:span text:style-name="a467" text:class-names="">: number = 0;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ngDoCheck</text:span><text:span text:style-name="a471" text:class-names="">() {</text:span></text:p>
              </text:list-item>
            </text:list>
            <text:list text:style-name="a478">
              <text:list-item>
                <text:p text:style-name="a477" text:class-names="" text:cond-style-name=""><text:span text:style-name="a474" text:class-names="">    If (</text:span><text:span text:style-name="a475" text:class-names="">oldValue</text:span><text:span text:style-name="a476" text:class-names=""> !== value) {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        // add functionality here</text:span></text:p>
              </text:list-item>
            </text:list>
            <text:list text:style-name="a486">
              <text:list-item>
                <text:p text:style-name="a485" text:class-names="" text:cond-style-name=""><text:span text:style-name="a482" text:class-names="">       <text:s text:c="1"/></text:span><text:span text:style-name="a483" text:class-names="">oldValue</text:span><text:span text:style-name="a484" text:class-names=""><text:s text:c="1"/>= value;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    }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}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  <draw:frame draw:id="id68" presentation:style-name="a517" draw:name="Content Placeholder 11" svg:x="6.71951in" svg:y="4.47375in" svg:width="5.66667in" svg:height="2.62699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7" text:class-names="">Use<text:s text:c="1"/></text:span><text:span text:style-name="a498" text:class-names="">memoization</text:span><text:span text:style-name="a499" text:class-names=""><text:s text:c="1"/>for caching pure methods</text:span></text:p>
              </text:list-item>
            </text:list>
            <text:list text:style-name="a506">
              <text:list-item>
                <text:p text:style-name="a505" text:class-names="" text:cond-style-name=""><text:span text:style-name="a502" text:class-names="">@ </text:span><text:span text:style-name="a503" text:class-names="">memoize</text:span><text:span text:style-name="a504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7" text:class-names="">pureheavyComputation</text:span><text:span text:style-name="a508" text:class-names="">(data) {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...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}</text:span></text:p>
              </text:list-item>
            </text:list>
          </draw:text-box>
          <svg:title/>
          <svg:desc/>
        </draw:frame>
        <draw:frame draw:id="id69" draw:style-name="a546" draw:name="TextBox 12" svg:x="0.70122in" svg:y="1.45325in" svg:width="11.94106in" svg:height="3.13027in">
          <draw:text-box>
            <text:p text:style-name="a520" text:class-names="" text:cond-style-name=""><text:span text:style-name="a518" text:class-names="">Optimizing the underlying algorithm</text:span><text:span text:style-name="a519" text:class-names=""/></text:p>
            <text:p text:style-name="a522" text:class-names="" text:cond-style-name=""><text:span text:style-name="a521" text:class-names=""/></text:p>
            <text:p text:style-name="a526" text:class-names="" text:cond-style-name=""><text:span text:style-name="a523" text:class-names="">Don't use<text:s text:c="1"/></text:span><text:span text:style-name="a524" text:class-names="">inpure</text:span><text:span text:style-name="a525" text:class-names=""><text:s text:c="1"/>heavy computation methods in template</text:span></text:p>
            <text:p text:style-name="a530" text:class-names="" text:cond-style-name=""><text:span text:style-name="a527" text:class-names="">&lt;div {{<text:s text:c="1"/></text:span><text:span text:style-name="a528" text:class-names="">inpureHeavyComputation</text:span><text:span text:style-name="a529" text:class-names="">(data) }}&gt;</text:span></text:p>
            <text:p text:style-name="a532" text:class-names="" text:cond-style-name=""><text:span text:style-name="a531" text:class-names=""/></text:p>
            <text:p text:style-name="a538" text:class-names="" text:cond-style-name=""><text:span text:style-name="a533" text:class-names="">Use pure pipes for caching (impure pipes are called on each detection cycle)</text:span><text:span text:style-name="a534" text:class-names=""><text:line-break/>&lt;div {{  data | </text:span><text:span text:style-name="a535" text:class-names="">customPurePipe</text:span><text:span text:style-name="a536" text:class-names=""> }}&gt;</text:span><text:span text:style-name="a537" text:class-names=""/></text:p>
            <text:p text:style-name="a540" text:class-names="" text:cond-style-name=""><text:span text:style-name="a539" text:class-names=""/></text:p>
            <text:p text:style-name="a543" text:class-names="" text:cond-style-name=""><text:span text:style-name="a541" text:class-names=""><text:a xlink:href="https://angular.io/guide/pipes#detecting-changes-with-data-binding-in-pipes" text:style-name="" text:visited-style-name="">https://angular.io/guide/pipes</text:a></text:span><text:span text:style-name="a542" text:class-names=""/></text:p>
            <text:p text:style-name="a545" text:class-names="" text:cond-style-name=""><text:span text:style-name="a544" text:class-names=""/></text:p>
          </draw:text-box>
          <svg:title/>
          <svg:desc/>
        </draw:frame>
      </draw:page>
      <draw:page draw:name="Slide11" draw:style-name="a547" draw:master-page-name="Master1-Layout4-twoObj-Two-Content" presentation:presentation-page-layout-name="Master1-PPL4" draw:id="Slide-266">
        <draw:frame draw:id="id70" presentation:style-name="a552" draw:name="Title 1" svg:x="0.73468in" svg:y="0.26521in" svg:width="11.5in" svg:height="0.2236in" presentation:class="title" presentation:placeholder="false">
          <draw:text-box>
            <text:p text:style-name="a551" text:class-names="" text:cond-style-name=""><text:span text:style-name="a548" text:class-names=""><text:a xlink:href="https://www.section.io/engineering-education/an-introduction-to-memoization-in-javascript/" text:style-name="" text:visited-style-name="">https://www.section.io/engineering-education/an-introduction-to-memoization-in-javascript/</text:a></text:span><text:span text:style-name="a549" text:class-names=""><text:line-break/></text:span><text:span text:style-name="a550" text:class-names=""/></text:p>
          </draw:text-box>
          <svg:title/>
          <svg:desc/>
        </draw:frame>
        <draw:frame draw:id="id71" presentation:style-name="a680" draw:name="Content Placeholder 3" svg:x="0.80172in" svg:y="0.48312in" svg:width="11.61494in" svg:height="6.27209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3" text:class-names="">const<text:s text:c="1"/></text:span><text:span text:style-name="a554" text:class-names="">memoize</text:span><text:span text:style-name="a555" text:class-names=""><text:s text:c="1"/></text:span><text:span text:style-name="a556" text:class-names="">=<text:s text:c="1"/></text:span><text:span text:style-name="a557" text:class-names="">(</text:span><text:span text:style-name="a558" text:class-names="">func</text:span><text:span text:style-name="a559" text:class-names="">) =&gt; {</text:span><text:span text:style-name="a560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3" text:class-names=""> <text:s text:c="1"/></text:span><text:span text:style-name="a564" text:class-names="">const results<text:s text:c="1"/></text:span><text:span text:style-name="a565" text:class-names="">=<text:s text:c="1"/></text:span><text:span text:style-name="a566" text:class-names="">{};</text:span><text:span text:style-name="a567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0" text:class-names=""> <text:s text:c="1"/></text:span><text:span text:style-name="a571" text:class-names="">return (...</text:span><text:span text:style-name="a572" text:class-names="">args</text:span><text:span text:style-name="a573" text:class-names="">) =&gt;<text:s text:c="1"/></text:span><text:span text:style-name="a574" text:class-names="">{</text:span></text:p>
              </text:list-item>
            </text:list>
            <text:list text:style-name="a588">
              <text:list-item>
                <text:p text:style-name="a587" text:class-names="" text:cond-style-name=""><text:span text:style-name="a577" text:class-names=""> </text:span><text:span text:style-name="a578" text:class-names="">   const<text:s text:c="1"/></text:span><text:span text:style-name="a579" text:class-names="">argsKey</text:span><text:span text:style-name="a580" text:class-names=""><text:s text:c="1"/></text:span><text:span text:style-name="a581" text:class-names="">=<text:s text:c="1"/></text:span><text:span text:style-name="a582" text:class-names="">JSON.stringify</text:span><text:span text:style-name="a583" text:class-names="">(</text:span><text:span text:style-name="a584" text:class-names="">args</text:span><text:span text:style-name="a585" text:class-names="">);</text:span><text:span text:style-name="a586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89" text:class-names="">    if (!results[</text:span><text:span text:style-name="a590" text:class-names="">argsKey</text:span><text:span text:style-name="a591" text:class-names="">])<text:s text:c="1"/></text:span><text:span text:style-name="a592" text:class-names="">{</text:span></text:p>
              </text:list-item>
            </text:list>
            <text:list text:style-name="a605">
              <text:list-item>
                <text:p text:style-name="a604" text:class-names="" text:cond-style-name=""><text:span text:style-name="a595" text:class-names=""> </text:span><text:span text:style-name="a596" text:class-names="">     results[</text:span><text:span text:style-name="a597" text:class-names="">argsKey</text:span><text:span text:style-name="a598" text:class-names="">] =<text:s text:c="1"/></text:span><text:span text:style-name="a599" text:class-names="">func</text:span><text:span text:style-name="a600" text:class-names="">(...</text:span><text:span text:style-name="a601" text:class-names="">args</text:span><text:span text:style-name="a602" text:class-names="">);</text:span><text:span text:style-name="a603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6" text:class-names=""> </text:span><text:span text:style-name="a607" text:class-names="">  <text:s text:c="1"/></text:span><text:span text:style-name="a608" text:class-names="">}</text:span></text:p>
              </text:list-item>
            </text:list>
            <text:list text:style-name="a619">
              <text:list-item>
                <text:p text:style-name="a618" text:class-names="" text:cond-style-name=""><text:span text:style-name="a611" text:class-names=""> </text:span><text:span text:style-name="a612" text:class-names="">  <text:s text:c="1"/></text:span><text:span text:style-name="a613" text:class-names="">return<text:s text:c="1"/></text:span><text:span text:style-name="a614" text:class-names="">results[</text:span><text:span text:style-name="a615" text:class-names="">argsKey</text:span><text:span text:style-name="a616" text:class-names="">];</text:span><text:span text:style-name="a617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0" text:class-names=""> <text:s text:c="1"/></text:span><text:span text:style-name="a621" text:class-names="">};</text:span><text:span text:style-name="a622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5" text:class-names="">};</text:span><text:span text:style-name="a626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29" text:class-names=""> <text:s text:c="1"/></text:span><text:span text:style-name="a630" text:class-names="">clumsysquare</text:span><text:span text:style-name="a631" text:class-names=""><text:s text:c="1"/>=<text:s text:c="1"/></text:span><text:span text:style-name="a632" text:class-names="">memoize</text:span><text:span text:style-name="a633" text:class-names="">((num: any) =&gt; {</text:span><text:span text:style-name="a634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7" text:class-names="">    let result = 0;</text:span><text:span text:style-name="a638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1" text:class-names="">    for (let<text:s text:c="1"/></text:span><text:span text:style-name="a642" text:class-names="">i</text:span><text:span text:style-name="a643" text:class-names=""><text:s text:c="1"/>= 1;<text:s text:c="1"/></text:span><text:span text:style-name="a644" text:class-names="">i</text:span><text:span text:style-name="a645" text:class-names=""><text:s text:c="1"/>&lt;= num;<text:s text:c="1"/></text:span><text:span text:style-name="a646" text:class-names="">i</text:span><text:span text:style-name="a647" text:class-names="">++) {</text:span><text:span text:style-name="a648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1" text:class-names="">      for (let j = 1; j &lt;= num;<text:s text:c="1"/></text:span><text:span text:style-name="a652" text:class-names="">j++</text:span><text:span text:style-name="a653" text:class-names="">) {</text:span><text:span text:style-name="a654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7" text:class-names="">        result++;</text:span><text:span text:style-name="a658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1" text:class-names="">      }</text:span><text:span text:style-name="a662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5" text:class-names="">    }</text:span><text:span text:style-name="a666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69" text:class-names="">    return result;</text:span><text:span text:style-name="a670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3" text:class-names="">  });</text:span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4" draw:style-name="a681" draw:master-page-name="Master1-Layout2-obj-Title-and-Content" presentation:presentation-page-layout-name="Master1-PPL2" draw:id="Slide-259">
        <draw:frame draw:id="id72" presentation:style-name="a820" draw:name="Content Placeholder 2" svg:x="0.91667in" svg:y="0.44165in" svg:width="4.86207in" svg:height="5.37989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2" text:class-names="">//<text:s text:c="1"/></text:span><text:span text:style-name="a683" text:class-names="">memoization</text:span><text:span text:style-name="a684" text:class-names=""><text:s text:c="1"/>method</text:span></text:p>
              </text:list-item>
            </text:list>
            <text:list text:style-name="a694">
              <text:list-item>
                <text:p text:style-name="a693" text:class-names="" text:cond-style-name=""><text:span text:style-name="a687" text:class-names="">export function<text:s text:c="1"/></text:span><text:span text:style-name="a688" text:class-names="">memoizee</text:span><text:span text:style-name="a689" text:class-names="">(</text:span><text:span text:style-name="a690" text:class-names="">func</text:span><text:span text:style-name="a691" text:class-names="">: any) {</text:span><text:span text:style-name="a692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  const results: any = {};</text:span><text:span text:style-name="a696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699" text:class-names="">  return (...</text:span><text:span text:style-name="a700" text:class-names="">args</text:span><text:span text:style-name="a701" text:class-names="">: any) =&gt; {</text:span><text:span text:style-name="a702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05" text:class-names="">    const<text:s text:c="1"/></text:span><text:span text:style-name="a706" text:class-names="">argsKey</text:span><text:span text:style-name="a707" text:class-names=""><text:s text:c="1"/>=<text:s text:c="1"/></text:span><text:span text:style-name="a708" text:class-names="">JSON.stringify</text:span><text:span text:style-name="a709" text:class-names="">(</text:span><text:span text:style-name="a710" text:class-names="">args</text:span><text:span text:style-name="a711" text:class-names="">);</text:span><text:span text:style-name="a712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5" text:class-names="">    if (!results[</text:span><text:span text:style-name="a716" text:class-names="">argsKey</text:span><text:span text:style-name="a717" text:class-names="">]) {</text:span><text:span text:style-name="a718" text:class-names=""/></text:p>
              </text:list-item>
            </text:list>
            <text:list text:style-name="a730">
              <text:list-item>
                <text:p text:style-name="a729" text:class-names="" text:cond-style-name=""><text:span text:style-name="a721" text:class-names="">      results[</text:span><text:span text:style-name="a722" text:class-names="">argsKey</text:span><text:span text:style-name="a723" text:class-names="">] =<text:s text:c="1"/></text:span><text:span text:style-name="a724" text:class-names="">func</text:span><text:span text:style-name="a725" text:class-names="">(...</text:span><text:span text:style-name="a726" text:class-names="">args</text:span><text:span text:style-name="a727" text:class-names="">);</text:span><text:span text:style-name="a728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    }</text:span><text:span text:style-name="a732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5" text:class-names="">    return results[</text:span><text:span text:style-name="a736" text:class-names="">argsKey</text:span><text:span text:style-name="a737" text:class-names="">];</text:span><text:span text:style-name="a738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  };</text:span><text:span text:style-name="a742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5" text:class-names="">};</text:span><text:span text:style-name="a746" text:class-names=""><text:line-break/></text:span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// @memoize decorator</text:span></text:p>
              </text:list-item>
            </text:list>
            <text:list text:style-name="a758">
              <text:list-item>
                <text:p text:style-name="a757" text:class-names="" text:cond-style-name=""><text:span text:style-name="a753" text:class-names="">export function<text:s text:c="1"/></text:span><text:span text:style-name="a754" text:class-names="">memoize</text:span><text:span text:style-name="a755" text:class-names="">() {</text:span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  return function(target: any, key: any, descriptor: any) {</text:span><text:span text:style-name="a760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3" text:class-names="">    const<text:s text:c="1"/></text:span><text:span text:style-name="a764" text:class-names="">oldFunction</text:span><text:span text:style-name="a765" text:class-names=""><text:s text:c="1"/>=<text:s text:c="1"/></text:span><text:span text:style-name="a766" text:class-names="">descriptor.value</text:span><text:span text:style-name="a767" text:class-names="">;</text:span><text:span text:style-name="a768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1" text:class-names="">    const<text:s text:c="1"/></text:span><text:span text:style-name="a772" text:class-names="">newFunction</text:span><text:span text:style-name="a773" text:class-names="">: any =<text:s text:c="1"/></text:span><text:span text:style-name="a774" text:class-names="">memoizee</text:span><text:span text:style-name="a775" text:class-names="">(</text:span><text:span text:style-name="a776" text:class-names="">oldFunction</text:span><text:span text:style-name="a777" text:class-names="">)</text:span><text:span text:style-name="a778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1" text:class-names="">   <text:s text:c="1"/></text:span><text:span text:style-name="a782" text:class-names="">descriptor.value</text:span><text:span text:style-name="a783" text:class-names=""><text:s text:c="1"/>= function () {</text:span><text:span text:style-name="a784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7" text:class-names="">        return<text:s text:c="1"/></text:span><text:span text:style-name="a788" text:class-names="">newFunction.apply</text:span><text:span text:style-name="a789" text:class-names="">(this, arguments)</text:span><text:span text:style-name="a790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    }</text:span><text:span text:style-name="a794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  }</text:span><text:span text:style-name="a798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}</text:span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  <draw:frame draw:id="id73" draw:style-name="a832" draw:name="TextBox 1" svg:x="0.68965in" svg:y="5.56513in" svg:width="12.36267in" svg:height="1.8849in">
          <draw:text-box>
            <text:p text:style-name="a822" text:class-names="" text:cond-style-name=""><text:span text:style-name="a821" text:class-names=""/></text:p>
            <text:p text:style-name="a825" text:class-names="" text:cond-style-name=""><text:span text:style-name="a823" text:class-names=""><text:a xlink:href="https://www.npmjs.com/package/memoizee" text:style-name="" text:visited-style-name="">https://www.npmjs.com/package/memoizee</text:a></text:span><text:span text:style-name="a824" text:class-names=""/></text:p>
            <text:p text:style-name="a828" text:class-names="" text:cond-style-name=""><text:span text:style-name="a826" text:class-names=""><text:a xlink:href="https://github.com/mgechev/memo-decorator" text:style-name="" text:visited-style-name="">https://github.com/mgechev/memo-decorator</text:a></text:span><text:span text:style-name="a827" text:class-names=""/></text:p>
            <text:p text:style-name="a831" text:class-names="" text:cond-style-name=""><text:span text:style-name="a829" text:class-names=""><text:a xlink:href="https://medium.com/angular-in-depth/how-to-improve-angular-performance-by-just-adding-just-8-characters-877bde708ddd" text:style-name="" text:visited-style-name="">https://medium.com/angular-in-depth/how-to-improve-angular-performance-by-just-adding-just-8-characters-877bde708ddd</text:a></text:span><text:span text:style-name="a830" text:class-names=""/></text:p>
          </draw:text-box>
          <svg:title/>
          <svg:desc/>
        </draw:frame>
        <draw:frame draw:id="id74" draw:style-name="a865" draw:name="TextBox 3" svg:x="5.77586in" svg:y="0.29693in" svg:width="7.27646in" svg:height="3.4332in">
          <draw:text-box>
            <text:p text:style-name="a834" text:class-names="" text:cond-style-name=""><text:span text:style-name="a833" text:class-names="">  @memoize()</text:span></text:p>
            <text:p text:style-name="a838" text:class-names="" text:cond-style-name=""><text:span text:style-name="a835" text:class-names=""> <text:s text:c="1"/></text:span><text:span text:style-name="a836" text:class-names="">clumsysquare</text:span><text:span text:style-name="a837" text:class-names="">(num: any) {</text:span></text:p>
            <text:p text:style-name="a840" text:class-names="" text:cond-style-name=""><text:span text:style-name="a839" text:class-names="">    let result = 0;</text:span></text:p>
            <text:p text:style-name="a848" text:class-names="" text:cond-style-name=""><text:span text:style-name="a841" text:class-names="">    for (let<text:s text:c="1"/></text:span><text:span text:style-name="a842" text:class-names="">i</text:span><text:span text:style-name="a843" text:class-names=""><text:s text:c="1"/>= 1;<text:s text:c="1"/></text:span><text:span text:style-name="a844" text:class-names="">i</text:span><text:span text:style-name="a845" text:class-names=""><text:s text:c="1"/>&lt;= num;<text:s text:c="1"/></text:span><text:span text:style-name="a846" text:class-names="">i</text:span><text:span text:style-name="a847" text:class-names="">++) {</text:span></text:p>
            <text:p text:style-name="a852" text:class-names="" text:cond-style-name=""><text:span text:style-name="a849" text:class-names="">      for (let j = 1; j &lt;= num;<text:s text:c="1"/></text:span><text:span text:style-name="a850" text:class-names="">j++</text:span><text:span text:style-name="a851" text:class-names="">) {</text:span></text:p>
            <text:p text:style-name="a854" text:class-names="" text:cond-style-name=""><text:span text:style-name="a853" text:class-names="">        result++;</text:span></text:p>
            <text:p text:style-name="a856" text:class-names="" text:cond-style-name=""><text:span text:style-name="a855" text:class-names="">      }</text:span></text:p>
            <text:p text:style-name="a858" text:class-names="" text:cond-style-name=""><text:span text:style-name="a857" text:class-names="">    }</text:span></text:p>
            <text:p text:style-name="a860" text:class-names="" text:cond-style-name=""><text:span text:style-name="a859" text:class-names="">    return result;</text:span></text:p>
            <text:p text:style-name="a862" text:class-names="" text:cond-style-name=""><text:span text:style-name="a861" text:class-names="">  }</text:span></text:p>
            <text:p text:style-name="a864" text:class-names="" text:cond-style-name=""><text:span text:style-name="a863" text:class-names=""/></text:p>
          </draw:text-box>
          <svg:title/>
          <svg:desc/>
        </draw:frame>
      </draw:page>
      <draw:page draw:name="Slide6" draw:style-name="a866" draw:master-page-name="Master1-Layout2-obj-Title-and-Content" presentation:presentation-page-layout-name="Master1-PPL2" draw:id="Slide-261">
        <draw:frame draw:id="id75" presentation:style-name="a872" draw:name="Title 1" svg:x="0.57114in" svg:y="0.20166in" svg:width="12.30284in" svg:height="0.95274in" presentation:class="title" presentation:placeholder="false">
          <draw:text-box>
            <text:p text:style-name="a871" text:class-names="" text:cond-style-name=""><text:span text:style-name="a867" text:class-names="">Use Zone.js and<text:s text:c="1"/></text:span><text:span text:style-name="a868" text:class-names="">ngZones</text:span><text:span text:style-name="a869" text:class-names=""><text:s text:c="1"/>for further optimization</text:span><text:span text:style-name="a870" text:class-names=""/></text:p>
          </draw:text-box>
          <svg:title/>
          <svg:desc/>
        </draw:frame>
        <draw:frame draw:id="id76" presentation:style-name="a930" draw:name="Content Placeholder 2" svg:x="0.91667in" svg:y="1.44097in" svg:width="11.5in" svg:height="5.31424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3" text:class-names=""><text:a xlink:href="https://angular.io/guide/change-detection-zone-pollution" text:style-name="" text:visited-style-name="">https://angular.io/guide/change-detection-zone-pollution</text:a></text:span><text:span text:style-name="a874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<text:a xlink:href="https://angular.io/guide/zone" text:style-name="" text:visited-style-name="">https://angular.io/guide/zone</text:a>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4" text:class-names="">Zone.js is an execution context that persist across async tasks and a signaling mechanism, that Angular uses to detect when an application state might have changed</text:span><text:span text:style-name="a885" text:class-names="">. It captures asynchronous operations like </text:span><text:span text:style-name="a886" text:class-names="">setTimeout</text:span><text:span text:style-name="a887" text:class-names="">, network requests, and event listeners. Angular schedules change detection based on signals from Zone.js</text:span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A Zone is an execution context that persists across async tasks</text:span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<text:a xlink:href="https://www.w3schools.com/js/js_this.asp" text:style-name="" text:visited-style-name="">https://www.w3schools.com/js/js_this.asp</text:a></text:span><text:span text:style-name="a898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a xlink:href="" text:style-name="" text:visited-style-name=""><office:event-listeners><presentation:event-listener script:event-name="dom:click" presentation:action="none"/></office:event-listeners>https://www.youtube.com/watch?v=3IqtmUscE_U&amp;t=150s&amp;ab_channel=ng-conf</text:a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07" text:class-names="">There are cases in which scheduled </text:span><text:span text:style-name="a908" text:class-names=""><text:a xlink:href="https://developer.mozilla.org/en-US/docs/Web/API/HTML_DOM_API/Microtask_guide#tasks" text:style-name="" text:visited-style-name="">tasks</text:a></text:span><text:span text:style-name="a909" text:class-names=""> or </text:span><text:span text:style-name="a910" text:class-names=""><text:a xlink:href="https://developer.mozilla.org/en-US/docs/Web/API/HTML_DOM_API/Microtask_guide#microtasks" text:style-name="" text:visited-style-name="">microtasks</text:a></text:span><text:span text:style-name="a911" text:class-names=""> don’t make any changes in the data model, which makes running change detection unnecessary. Common examples are:</text:span><text:span text:style-name="a912" text:class-names=""/></text:p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15" text:class-names="">requestAnimationFrame</text:span><text:span text:style-name="a916" text:class-names="">, </text:span><text:span text:style-name="a917" text:class-names="">setTimeout</text:span><text:span text:style-name="a918" text:class-names=""> or </text:span><text:span text:style-name="a919" text:class-names="">setInterval</text:span><text:span text:style-name="a920" text:class-names=""/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3" text:class-names="">Task or microtask scheduling by third-party libraries</text:span><text:span text:style-name="a924" text:class-names=""/></text:p>
                  </text:list-item>
                </text:list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</draw:text-box>
          <svg:title/>
          <svg:desc/>
        </draw:frame>
      </draw:page>
      <draw:page draw:name="Slide7" draw:style-name="a931" draw:master-page-name="Master1-Layout2-obj-Title-and-Content" presentation:presentation-page-layout-name="Master1-PPL2" draw:id="Slide-262">
        <draw:frame draw:id="id77" presentation:style-name="a960" draw:name="Content Placeholder 2" svg:x="0.91667in" svg:y="2.41319in" svg:width="11.5in" svg:height="4.34201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2" text:class-names="">constructor(private<text:s text:c="1"/></text:span><text:span text:style-name="a933" text:class-names="">ngZone</text:span><text:span text:style-name="a934" text:class-names="">:<text:s text:c="1"/></text:span><text:span text:style-name="a935" text:class-names=""><text:a xlink:href="https://angular.io/api/core/NgZone" text:style-name="" text:visited-style-name="">NgZone</text:a></text:span><text:span text:style-name="a936" text:class-names="">) {} </text:span><text:span text:style-name="a937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ngOnInit</text:span><text:span text:style-name="a941" text:class-names="">() {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4" text:class-names="">   <text:s text:c="1"/></text:span><text:span text:style-name="a945" text:class-names="">this.ngZone.runOutsideAngular</text:span><text:span text:style-name="a946" text:class-names="">(() =&gt; { 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        // this code will not trigger change detection</text:span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    });</text:span><text:span text:style-name="a953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}</text:span><text:span text:style-name="a957" text:class-names=""/></text:p>
              </text:list-item>
            </text:list>
          </draw:text-box>
          <svg:title/>
          <svg:desc/>
        </draw:frame>
      </draw:page>
      <draw:page draw:name="Slide5" draw:style-name="a961" draw:master-page-name="Master1-Layout2-obj-Title-and-Content" presentation:presentation-page-layout-name="Master1-PPL2" draw:id="Slide-260">
        <draw:frame draw:id="id78" presentation:style-name="a964" draw:name="Title 1" svg:x="0.91667in" svg:y="0.39931in" svg:width="11.5in" svg:height="1.44965in" presentation:class="title" presentation:placeholder="false">
          <draw:text-box>
            <text:p text:style-name="a963" text:class-names="" text:cond-style-name=""><text:span text:style-name="a962" text:class-names="">Skipping component subtrees</text:span></text:p>
          </draw:text-box>
          <svg:title/>
          <svg:desc/>
        </draw:frame>
        <draw:frame draw:id="id79" presentation:style-name="a987" draw:name="Content Placeholder 2" svg:x="0.91667in" svg:y="1.99653in" svg:width="11.5in" svg:height="4.75868in" presentation:class="outline" presentation:placeholder="false">
          <draw:text-box>
            <text:list text:style-name="a971">
              <text:list-item>
                <text:p text:style-name="a970" text:class-names="" text:cond-style-name=""><text:span text:style-name="a965" text:class-names="">JavaScript, by default, uses mutable data structures</text:span><text:span text:style-name="a966" text:class-names=""><text:s text:c="1"/>that you can reference from multiple different components.<text:s text:c="1"/></text:span><text:span text:style-name="a967" text:class-names="">Angular runs change detection over your entire component tree</text:span><text:span text:style-name="a968" text:class-names=""><text:s text:c="1"/>to make sure that the most up-to-date state of your data structures is reflected in the DOM.</text:span><text:span text:style-name="a969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2" text:class-names="">Change detection is sufficiently fast for most applications. However,<text:s text:c="1"/></text:span><text:span text:style-name="a973" text:class-names="">when an application has an especially large component tree, running change detection across the whole application can cause performance issues</text:span><text:span text:style-name="a974" text:class-names="">. You can address this by configuring change detection to only run on a subset of the component tree.</text:span><text:span text:style-name="a975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78" text:class-names="">If you are confident that a part of the application is not affected by a state change, you can use </text:span><text:span text:style-name="a979" text:class-names=""><text:a xlink:href="https://angular.io/api/core/ChangeDetectionStrategy" text:style-name="" text:visited-style-name="">OnPush</text:a></text:span><text:span text:style-name="a980" text:class-names=""> to skip change detection in an entire component subtree.</text:span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9" draw:style-name="a988" draw:master-page-name="Master1-Layout2-obj-Title-and-Content" presentation:presentation-page-layout-name="Master1-PPL2" draw:id="Slide-264">
        <draw:frame draw:id="id80" presentation:style-name="a993" draw:name="Title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89" text:class-names="">Using </text:span><text:span text:style-name="a990" text:class-names="">OnPush</text:span><text:span text:style-name="a991" text:class-names=""/></text:p>
          </draw:text-box>
          <svg:title/>
          <svg:desc/>
        </draw:frame>
        <draw:frame draw:id="id81" presentation:style-name="a1031" draw:name="Content Placeholder 2" svg:x="0.91667in" svg:y="1.99653in" svg:width="11.5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4" text:class-names="">OnPush</text:span><text:span text:style-name="a995" text:class-names=""><text:s text:c="1"/>change detection instructs Angular to run change detection for a component subtree only</text:span><text:span text:style-name="a996" text:class-names=""> when:</text:span><text:span text:style-name="a997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0" text:class-names="">The root component of the subtree receives new inputs as the result of a template binding. Angular compares the current and past value of the input with </text:span><text:span text:style-name="a1001" text:class-names="">==</text:span><text:span text:style-name="a1002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05" text:class-names="">Angular handles an event</text:span><text:span text:style-name="a1006" text:class-names=""> </text:span><text:span text:style-name="a1007" text:class-names="">(e.g. using event binding, output binding, or </text:span><text:span text:style-name="a1008" text:class-names="">@</text:span><text:span text:style-name="a1009" text:class-names=""><text:a xlink:href="https://angular.io/api/core/HostListener" text:style-name="" text:visited-style-name="">HostListener</text:a></text:span><text:span text:style-name="a1010" text:class-names="">)</text:span><text:span text:style-name="a1011" text:class-names=""> in the subtree's root component or any of its children<text:s text:c="1"/></text:span><text:span text:style-name="a1012" text:class-names="">whether they are using<text:s text:c="1"/></text:span><text:span text:style-name="a1013" text:class-names="">OnPush</text:span><text:span text:style-name="a1014" text:class-names=""><text:s text:c="1"/>change detection or not</text:span><text:span text:style-name="a1015" text:class-names="">.</text:span><text:span text:style-name="a1016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19" text:class-names="">You can set the change detection strategy of a component to </text:span><text:span text:style-name="a1020" text:class-names="">OnPush</text:span><text:span text:style-name="a1021" text:class-names=""> in the </text:span><text:span text:style-name="a1022" text:class-names="">@</text:span><text:span text:style-name="a1023" text:class-names=""><text:a xlink:href="https://angular.io/api/core/Component" text:style-name="" text:visited-style-name="">Component</text:a></text:span><text:span text:style-name="a1024" text:class-names=""> decorator</text:span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8" draw:style-name="a1032" draw:master-page-name="Master1-Layout2-obj-Title-and-Content" presentation:presentation-page-layout-name="Master1-PPL2" draw:id="Slide-263">
        <draw:frame draw:id="id82" presentation:style-name="a1036" draw:name="Title 1" svg:x="0.91667in" svg:y="0.39931in" svg:width="11.5in" svg:height="1.44965in" presentation:class="title" presentation:placeholder="false">
          <draw:text-box>
            <text:p text:style-name="a1035" text:class-names="" text:cond-style-name=""><text:span text:style-name="a1033" text:class-names="">Demo App</text:span><text:span text:style-name="a1034" text:class-names=""/></text:p>
          </draw:text-box>
          <svg:title/>
          <svg:desc/>
        </draw:frame>
        <draw:frame draw:id="id83" presentation:style-name="a1044" draw:name="Content Placeholder 2" svg:x="0.91667in" svg:y="1.99653in" svg:width="11.5in" svg:height="4.75868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7" text:class-names=""><text:a xlink:href="https://github.com/marius-oprea/onPush" text:style-name="" text:visited-style-name="">https://github.com/marius-oprea/onPush</text:a></text:span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26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26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26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26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26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26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26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26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26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26/2022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26/2022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26/2022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7-26T13:03:30Z</meta:creation-date>
    <dc:date>2022-07-27T02:50:40Z</dc:date>
    <meta:template xlink:href="office%20theme" xlink:type="simple"/>
    <meta:editing-cycles>366</meta:editing-cycles>
    <meta:editing-duration>PT0S</meta:editing-duration>
    <meta:document-statistic meta:paragraph-count="0" meta:word-count="0"/>
  </office:meta>
</office:document-meta>
</file>